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4" style:family="table">
      <style:table-properties style:width="8.565cm" table:align="center" style:writing-mode="lr-tb"/>
    </style:style>
    <style:style style:name="Tableau4.A" style:family="table-column">
      <style:table-column-properties style:column-width="5.094cm"/>
    </style:style>
    <style:style style:name="Tableau4.B" style:family="table-column">
      <style:table-column-properties style:column-width="0.61cm"/>
    </style:style>
    <style:style style:name="Tableau4.C" style:family="table-column">
      <style:table-column-properties style:column-width="0.845cm"/>
    </style:style>
    <style:style style:name="Tableau4.D" style:family="table-column">
      <style:table-column-properties style:column-width="2.016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Paragraphe">
      <style:paragraph-properties fo:text-align="center" style:justify-single-word="false"/>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Paragraphe_5f_Réponse_5f_Pointillés_5f_Grisés_5f_2_5f_Col" style:master-page-name="">
      <loext:graphic-properties draw:fill="none"/>
      <style:paragraph-properties fo:margin-left="0cm" fo:margin-right="0cm" fo:margin-top="0cm" fo:margin-bottom="0cm" style:contextual-spacing="false" fo:line-height="0.7cm" fo:text-align="start" style:justify-single-word="false" fo:text-indent="0cm" style:auto-text-indent="false" style:page-number="auto" fo:background-color="transparent" style:shadow="none" text:number-lines="true" text:line-number="0">
        <style:tab-stops>
          <style:tab-stop style:position="4.433cm" style:leader-style="dotted" style:leader-text="."/>
        </style:tab-stops>
      </style:paragraph-properties>
      <style:text-properties officeooo:paragraph-rsid="00904cea"/>
    </style:style>
    <style:style style:name="P27" style:family="paragraph" style:parent-style-name="_5f_Paragraphe_5f_Réponse_5f_Pointillés_5f_Grisés_5f_2_5f_Col">
      <style:paragraph-properties>
        <style:tab-stops>
          <style:tab-stop style:position="4.399cm" style:leader-style="dotted" style:leader-text="."/>
        </style:tab-stops>
      </style:paragraph-properties>
    </style:style>
    <style:style style:name="P28" style:family="paragraph" style:parent-style-name="_5f_Paragraphe">
      <style:text-properties officeooo:paragraph-rsid="0093cfc8"/>
    </style:style>
    <style:style style:name="P29" style:family="paragraph" style:parent-style-name="Table_20_Contents">
      <style:paragraph-properties fo:margin-top="0cm" fo:margin-bottom="0cm" style:contextual-spacing="false"/>
      <style:text-properties officeooo:paragraph-rsid="00963726"/>
    </style:style>
    <style:style style:name="P30" style:family="paragraph" style:parent-style-name="_5f_Paragraphe">
      <style:text-properties officeooo:paragraph-rsid="00963726"/>
    </style:style>
    <style:style style:name="P31" style:family="paragraph" style:parent-style-name="_5f_Tableau_5f_Centré_5f_Gras">
      <style:paragraph-properties fo:margin-top="0cm" fo:margin-bottom="0cm" style:contextual-spacing="false"/>
      <style:text-properties officeooo:paragraph-rsid="0097d722"/>
    </style:style>
    <style:style style:name="P32" style:family="paragraph" style:parent-style-name="_5f_Paragraphe">
      <style:text-properties officeooo:paragraph-rsid="0097d722"/>
    </style:style>
    <style:style style:name="P33" style:family="paragraph" style:parent-style-name="_5f_Paragraphe_5f_Réponse_5f_Pointillés_5f_Grisés_5f_2_5f_Col">
      <style:text-properties officeooo:paragraph-rsid="00a78ad4"/>
    </style:style>
    <style:style style:name="P34" style:family="paragraph" style:parent-style-name="_5f_Footer_20_page_20_impaire_20__28_D_29_"/>
    <style:style style:name="P35" style:family="paragraph" style:parent-style-name="_5f_Footer_20_page_20_impaire_20__28_D_29_">
      <style:text-properties officeooo:rsid="00d45efc" officeooo:paragraph-rsid="00d45efc"/>
    </style:style>
    <style:style style:name="P36" style:family="paragraph" style:parent-style-name="_5f_Footer_20_page_20_paire_20__28_G_29_">
      <style:text-properties officeooo:rsid="00a88c53" officeooo:paragraph-rsid="00a88c53"/>
    </style:style>
    <style:style style:name="P37" style:family="paragraph" style:parent-style-name="_5f_Footer_20_page_20_paire_20__28_G_29_"/>
    <style:style style:name="P38" style:family="paragraph" style:parent-style-name="_5f_Paragraphe_5f_Bullet" style:list-style-name="List_20_1">
      <style:text-properties officeooo:paragraph-rsid="0093cfc8"/>
    </style:style>
    <style:style style:name="P39" style:family="paragraph" style:parent-style-name="_5f_Paragraphe_5f_Bullet" style:list-style-name="List_20_1">
      <style:paragraph-properties fo:text-align="end" style:justify-single-word="false"/>
      <style:text-properties officeooo:paragraph-rsid="0093cfc8"/>
    </style:style>
    <style:style style:name="P40" style:family="paragraph" style:parent-style-name="_5f_Paragraphe_5f_avec_5f_Num_5f_Question" style:list-style-name="_5f_Numérotation_20_des_20_exercices"/>
    <style:style style:name="P41" style:family="paragraph" style:parent-style-name="_5f_Paragraphe_5f_avec_5f_Num_5f_Question" style:list-style-name="_5f_Numérotation_20_des_20_exercices">
      <style:text-properties officeooo:paragraph-rsid="00963726"/>
    </style:style>
    <style:style style:name="P42" style:family="paragraph" style:parent-style-name="_5f_Paragraphe_5f_avec_5f_Num_5f_Question" style:list-style-name="_5f_Numérotation_20_des_20_exercices">
      <style:paragraph-properties fo:margin-top="0.099cm" fo:margin-bottom="0.099cm" style:contextual-spacing="false"/>
      <style:text-properties officeooo:paragraph-rsid="00963726"/>
    </style:style>
    <style:style style:name="P43" style:family="paragraph" style:parent-style-name="_5f_Paragraphe_5f_avec_5f_Num_5f_Question" style:list-style-name="_5f_Numérotation_20_des_20_exercices">
      <style:paragraph-properties fo:margin-top="0cm" fo:margin-bottom="0cm" style:contextual-spacing="false"/>
      <style:text-properties officeooo:paragraph-rsid="009cbff0"/>
    </style:style>
    <style:style style:name="P44" style:family="paragraph" style:parent-style-name="_5f_Paragraphe_5f_avec_5f_Num_5f_Question" style:list-style-name="_5f_Numérotation_20_des_20_exercices">
      <style:text-properties officeooo:paragraph-rsid="009cbff0"/>
    </style:style>
    <style:style style:name="P45" style:family="paragraph" style:parent-style-name="_5f_Paragraphe_5f_avec_5f_Num_5f_Question" style:list-style-name="_5f_Numérotation_20_des_20_exercices">
      <style:text-properties officeooo:paragraph-rsid="00ab43f9"/>
    </style:style>
    <style:style style:name="P46"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63726"/>
    </style:style>
    <style:style style:name="P47" style:family="paragraph" style:parent-style-name="_5f_Paragraphe_5f_avec_5f_Num_5f_Question" style:list-style-name="_5f_Numérotation_20_des_20_exercices">
      <style:text-properties officeooo:rsid="009286cc" officeooo:paragraph-rsid="00963726"/>
    </style:style>
    <style:style style:name="P48" style:family="paragraph" style:parent-style-name="_5f_Paragraphe_5f_avec_5f_Num_5f_Question" style:list-style-name="_5f_Numérotation_20_des_20_exercices">
      <style:paragraph-properties fo:margin-top="0.099cm" fo:margin-bottom="0.099cm" style:contextual-spacing="false"/>
      <style:text-properties officeooo:rsid="009286cc" officeooo:paragraph-rsid="009286cc"/>
    </style:style>
    <style:style style:name="P49" style:family="paragraph" style:parent-style-name="_5f_Paragraphe_5f_avec_5f_Num_5f_Question" style:list-style-name="_5f_Numérotation_20_des_20_exercices">
      <style:text-properties officeooo:rsid="009286cc" officeooo:paragraph-rsid="00ab43f9"/>
    </style:style>
    <style:style style:name="P50" style:family="paragraph" style:parent-style-name="_5f_Paragraphe_5f_avec_5f_Num_5f_Question" style:list-style-name="_5f_Numérotation_20_des_20_exercices">
      <style:text-properties officeooo:rsid="0093cfc8" officeooo:paragraph-rsid="0093cfc8"/>
    </style:style>
    <style:style style:name="P51" style:family="paragraph" style:parent-style-name="_5f_Paragraphe_5f_avec_5f_Num_5f_Question" style:list-style-name="_5f_Numérotation_20_des_20_exercices">
      <style:text-properties officeooo:rsid="0093cfc8" officeooo:paragraph-rsid="00963726"/>
    </style:style>
    <style:style style:name="P52" style:family="paragraph" style:parent-style-name="_5f_Premier_5f_Titre_5f_Exercices_5f_avec_5f_Num_5f_Exo_5f_sans_5f_Titre" style:list-style-name="_5f_Numérotation_20_des_20_exercices" style:master-page-name="SERIE_5f_NUMERIQUE_5f_CLR_5f_d7e12c_5f_2COL">
      <style:paragraph-properties fo:margin-top="0cm" fo:margin-bottom="0cm" style:contextual-spacing="false" style:page-number="auto"/>
      <style:text-properties officeooo:paragraph-rsid="00963726"/>
    </style:style>
    <style:style style:name="P53" style:family="paragraph" style:parent-style-name="_5f_Titre_5f_Exercices_5f_avec_5f_Titre" style:list-style-name="_5f_Numérotation_20_des_20_exercices">
      <style:text-properties officeooo:paragraph-rsid="0093cfc8"/>
    </style:style>
    <style:style style:name="P54" style:family="paragraph" style:parent-style-name="_5f_Titre_5f_Exercices_5f_sans_5f_Titre" style:list-style-name="_5f_Numérotation_20_des_20_exercices">
      <style:paragraph-properties fo:margin-top="0.199cm" fo:margin-bottom="0cm" style:contextual-spacing="false"/>
      <style:text-properties officeooo:paragraph-rsid="00963726"/>
    </style:style>
    <style:style style:name="P55" style:family="paragraph" style:parent-style-name="_5f_Titre_5f_Exercices_5f_sans_5f_Titre" style:list-style-name="_5f_Numérotation_20_des_20_exercices">
      <style:text-properties officeooo:paragraph-rsid="00963726"/>
    </style:style>
    <style:style style:name="P56" style:family="paragraph" style:parent-style-name="_5f_Titre_5f_Exercices_5f_sans_5f_Titre" style:list-style-name="_5f_Numérotation_20_des_20_exercices">
      <style:paragraph-properties fo:margin-top="0.199cm" fo:margin-bottom="0cm" style:contextual-spacing="false"/>
    </style:style>
    <style:style style:name="P57" style:family="paragraph" style:parent-style-name="_5f_Titre_5f_Exercices_5f_sans_5f_Titre" style:list-style-name="_5f_Numérotation_20_des_20_exercices">
      <style:text-properties officeooo:paragraph-rsid="0097d722"/>
    </style:style>
    <style:style style:name="P58" style:family="paragraph">
      <loext:graphic-properties draw:fill="none" draw:fill-color="#99cc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P63" style:family="paragraph">
      <style:paragraph-properties fo:text-align="center"/>
    </style:style>
    <style:style style:name="P6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65" style:family="paragraph">
      <loext:graphic-properties draw:fill="solid" draw:fill-color="#d7e12c"/>
    </style:style>
    <style:style style:name="P66" style:family="paragraph">
      <loext:graphic-properties draw:fill="solid" draw:fill-color="#1ca2b8"/>
    </style:style>
    <style:style style:name="P67" style:family="paragraph">
      <loext:graphic-properties draw:fill="solid" draw:fill-color="#9d0f89"/>
    </style:style>
    <style:style style:name="P68" style:family="paragraph">
      <loext:graphic-properties draw:fill="solid" draw:fill-color="#7fb241"/>
    </style:style>
    <style:style style:name="P6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style:use-window-font-color="true" loext:opacity="0%"/>
    </style:style>
    <style:style style:name="T30" style:family="text">
      <style:text-properties style:use-window-font-color="true" loext:opacity="0%" fo:font-style="normal"/>
    </style:style>
    <style:style style:name="T31" style:family="text">
      <style:text-properties style:use-window-font-color="true" loext:opacity="0%" fo:font-style="normal" fo:font-weight="normal" officeooo:rsid="00963726" style:font-size-asian="12pt" style:font-style-asian="normal" style:font-weight-asian="normal" style:font-size-complex="12pt" style:font-style-complex="normal" style:font-weight-complex="normal"/>
    </style:style>
    <style:style style:name="T32" style:family="text">
      <style:text-properties style:use-window-font-color="true" loext:opacity="0%" fo:font-style="normal" officeooo:rsid="00963726" style:font-size-asian="12pt" style:font-style-asian="normal" style:font-size-complex="12pt" style:font-style-complex="normal"/>
    </style:style>
    <style:style style:name="T33" style:family="text">
      <style:text-properties style:use-window-font-color="true" loext:opacity="0%" fo:font-style="normal" officeooo:rsid="00a9df83"/>
    </style:style>
    <style:style style:name="T34" style:family="text">
      <style:text-properties style:use-window-font-color="true" loext:opacity="0%" fo:font-style="italic"/>
    </style:style>
    <style:style style:name="T35" style:family="text">
      <style:text-properties style:use-window-font-color="true" loext:opacity="0%" fo:font-style="italic" fo:font-weight="normal" officeooo:rsid="00963726" style:font-size-asian="12pt" style:font-style-asian="italic" style:font-weight-asian="normal" style:font-size-complex="12pt" style:font-style-complex="italic" style:font-weight-complex="normal"/>
    </style:style>
    <style:style style:name="T36" style:family="text">
      <style:text-properties style:use-window-font-color="true" loext:opacity="0%" fo:font-style="italic" officeooo:rsid="00963726" style:font-size-asian="12pt" style:font-size-complex="12pt"/>
    </style:style>
    <style:style style:name="T37" style:family="text">
      <style:text-properties style:use-window-font-color="true" loext:opacity="0%" style:font-name="Times New Roman" fo:font-size="12pt" fo:font-style="italic" style:font-size-asian="12pt" style:font-size-complex="12pt"/>
    </style:style>
    <style:style style:name="T38" style:family="text">
      <style:text-properties style:use-window-font-color="true" loext:opacity="0%" style:font-name="Times New Roman" fo:font-size="12pt" fo:font-style="italic" officeooo:rsid="0093cfc8" style:font-size-asian="12pt" style:font-size-complex="12pt"/>
    </style:style>
    <style:style style:name="T39" style:family="text">
      <style:text-properties style:use-window-font-color="true" loext:opacity="0%" style:font-name="Times New Roman" fo:font-size="12pt" fo:font-style="italic" style:font-size-asian="12pt" style:font-style-asian="italic" style:font-size-complex="12pt" style:font-style-complex="italic"/>
    </style:style>
    <style:style style:name="T40" style:family="text">
      <style:text-properties style:use-window-font-color="true" loext:opacity="0%" style:font-name="Times New Roman" fo:font-size="12pt" fo:font-style="italic" officeooo:rsid="009286cc" style:font-size-asian="12pt" style:font-style-asian="italic" style:font-size-complex="12pt" style:font-style-complex="italic"/>
    </style:style>
    <style:style style:name="T41" style:family="text">
      <style:text-properties style:use-window-font-color="true" loext:opacity="0%" style:font-name="Times New Roman" fo:font-size="12pt" fo:font-style="italic" officeooo:rsid="00963726" style:font-size-asian="12pt" style:font-style-asian="italic" style:font-size-complex="12pt" style:font-style-complex="italic"/>
    </style:style>
    <style:style style:name="T42" style:family="text">
      <style:text-properties style:use-window-font-color="true" loext:opacity="0%" style:font-name="Times New Roman" fo:font-size="12pt" fo:font-style="italic" style:font-size-asian="12pt" style:font-style-asian="normal" style:font-size-complex="12pt" style:font-style-complex="normal"/>
    </style:style>
    <style:style style:name="T43" style:family="text">
      <style:text-properties style:use-window-font-color="true" loext:opacity="0%" style:font-name="Times New Roman" fo:font-size="12pt" fo:font-style="italic" officeooo:rsid="0093cfc8" style:font-size-asian="12pt" style:font-style-asian="normal" style:font-size-complex="12pt" style:font-style-complex="normal"/>
    </style:style>
    <style:style style:name="T44" style:family="text">
      <style:text-properties style:use-window-font-color="true" loext:opacity="0%" style:font-name="Times New Roman" fo:font-size="12pt" fo:font-style="italic" officeooo:rsid="00963726" style:font-size-asian="12pt" style:font-style-asian="normal" style:font-size-complex="12pt" style:font-style-complex="normal"/>
    </style:style>
    <style:style style:name="T45" style:family="text">
      <style:text-properties style:use-window-font-color="true" loext:opacity="0%" style:font-name="Times New Roman" fo:font-size="12pt" fo:font-style="italic" fo:font-weight="normal" officeooo:rsid="0093cfc8" style:font-size-asian="12pt" style:font-weight-asian="normal" style:font-size-complex="12pt" style:font-weight-complex="normal"/>
    </style:style>
    <style:style style:name="T46" style:family="text">
      <style:text-properties style:use-window-font-color="true" loext:opacity="0%" style:font-name="Times New Roman" fo:font-size="12pt" fo:font-style="italic" fo:font-weight="normal" officeooo:rsid="00963726" style:font-size-asian="12pt" style:font-weight-asian="normal" style:font-size-complex="12pt" style:font-weight-complex="normal"/>
    </style:style>
    <style:style style:name="T47" style:family="text">
      <style:text-properties style:use-window-font-color="true" loext:opacity="0%" style:font-name="Times New Roman" fo:font-size="12pt" fo:font-style="italic" fo:font-weight="normal" officeooo:rsid="0093cfc8" style:font-size-asian="12pt" style:font-style-asian="normal" style:font-weight-asian="normal" style:font-size-complex="12pt" style:font-style-complex="normal" style:font-weight-complex="normal"/>
    </style:style>
    <style:style style:name="T48" style:family="text">
      <style:text-properties style:use-window-font-color="true" loext:opacity="0%" style:font-name="Times New Roman" fo:font-size="12pt" fo:font-style="italic" fo:font-weight="normal" officeooo:rsid="00963726" style:font-size-asian="12pt" style:font-style-asian="normal" style:font-weight-asian="normal" style:font-size-complex="12pt" style:font-style-complex="normal" style:font-weight-complex="normal"/>
    </style:style>
    <style:style style:name="T49" style:family="text">
      <style:text-properties style:use-window-font-color="true" loext:opacity="0%" style:font-name="Times New Roman" fo:font-size="12pt" fo:font-style="italic" fo:font-weight="normal" officeooo:rsid="0093cfc8" style:font-size-asian="12pt" style:font-style-asian="italic" style:font-weight-asian="normal" style:font-size-complex="12pt" style:font-style-complex="italic" style:font-weight-complex="normal"/>
    </style:style>
    <style:style style:name="T50" style:family="text">
      <style:text-properties style:use-window-font-color="true" loext:opacity="0%" style:text-position="0% 100%" style:font-name="Times New Roman" fo:font-size="12pt" fo:font-style="italic" officeooo:rsid="009286cc" style:font-size-asian="12pt" style:font-style-asian="italic" style:font-size-complex="12pt" style:font-style-complex="italic"/>
    </style:style>
    <style:style style:name="T51" style:family="text">
      <style:text-properties style:use-window-font-color="true" loext:opacity="0%" style:text-position="0% 100%" style:font-name="Times New Roman" fo:font-size="12pt" fo:font-style="italic" officeooo:rsid="00963726" style:font-size-asian="12pt" style:font-style-asian="italic" style:font-size-complex="12pt" style:font-style-complex="italic"/>
    </style:style>
    <style:style style:name="T52" style:family="text">
      <style:text-properties style:use-window-font-color="true" loext:opacity="0%" style:text-position="0% 100%" style:font-name="Times New Roman" fo:font-size="12pt" fo:font-style="italic" officeooo:rsid="0093cfc8" style:font-size-asian="12pt" style:font-style-asian="normal" style:font-size-complex="12pt" style:font-style-complex="normal"/>
    </style:style>
    <style:style style:name="T53" style:family="text">
      <style:text-properties style:use-window-font-color="true" loext:opacity="0%" style:text-position="0% 100%" style:font-name="Times New Roman" fo:font-size="12pt" fo:font-style="normal" officeooo:rsid="00963726" style:font-size-asian="12pt" style:font-style-asian="normal" style:font-size-complex="12pt" style:font-style-complex="normal"/>
    </style:style>
    <style:style style:name="T54" style:family="text">
      <style:text-properties style:use-window-font-color="true" loext:opacity="0%" style:text-position="0% 100%" fo:font-size="8pt" fo:font-style="normal" officeooo:rsid="00963726" style:font-size-asian="8pt" style:font-style-asian="normal" style:font-size-complex="8pt" style:font-style-complex="normal"/>
    </style:style>
    <style:style style:name="T55" style:family="text">
      <style:text-properties style:use-window-font-color="true" loext:opacity="0%" style:text-position="0% 100%" fo:font-size="8pt" fo:font-style="normal" fo:font-weight="normal" officeooo:rsid="0097d722" style:font-size-asian="8pt" style:font-style-asian="normal" style:font-weight-asian="normal" style:font-size-complex="8pt" style:font-style-complex="normal" style:font-weight-complex="normal"/>
    </style:style>
    <style:style style:name="T56" style:family="text">
      <style:text-properties style:use-window-font-color="true" loext:opacity="0%" style:text-position="0% 100%" fo:font-style="normal" officeooo:rsid="00963726" style:font-size-asian="12pt" style:font-style-asian="normal" style:font-size-complex="12pt" style:font-style-complex="normal"/>
    </style:style>
    <style:style style:name="T57" style:family="text">
      <style:text-properties style:use-window-font-color="true" loext:opacity="0%" style:text-position="0% 100%" fo:font-size="9pt" fo:font-style="normal" officeooo:rsid="009286cc" style:font-size-asian="9pt" style:font-style-asian="normal" style:font-size-complex="9pt" style:font-style-complex="normal"/>
    </style:style>
    <style:style style:name="T58" style:family="text">
      <style:text-properties style:use-window-font-color="true" loext:opacity="0%" style:text-position="0% 100%" fo:font-size="9pt" fo:font-style="normal" officeooo:rsid="0093cfc8" style:font-size-asian="9pt" style:font-style-asian="normal" style:font-size-complex="9pt" style:font-style-complex="normal"/>
    </style:style>
    <style:style style:name="T59" style:family="text">
      <style:text-properties style:use-window-font-color="true" loext:opacity="0%" style:text-position="0% 100%" style:font-name="Bitstream Vera Sans1" fo:font-size="10pt" fo:font-style="normal" officeooo:rsid="009286cc" style:font-size-asian="10pt" style:font-style-asian="normal" style:font-size-complex="10pt" style:font-style-complex="normal"/>
    </style:style>
    <style:style style:name="T60" style:family="text">
      <style:text-properties style:use-window-font-color="true" loext:opacity="0%" style:text-position="0% 100%" fo:font-size="10pt" fo:font-style="normal" officeooo:rsid="009286cc" style:font-size-asian="10pt" style:font-style-asian="normal" style:font-size-complex="10pt" style:font-style-complex="normal"/>
    </style:style>
    <style:style style:name="T61" style:family="text">
      <style:text-properties style:use-window-font-color="true" loext:opacity="0%" style:text-position="0% 100%" fo:font-size="10pt" fo:font-style="normal" fo:font-weight="normal" officeooo:rsid="009286cc" style:font-size-asian="10pt" style:font-style-asian="normal" style:font-weight-asian="normal" style:font-size-complex="10pt" style:font-style-complex="normal" style:font-weight-complex="normal"/>
    </style:style>
    <style:style style:name="T62" style:family="text">
      <style:text-properties style:use-window-font-color="true" loext:opacity="0%" fo:font-size="8pt" fo:font-style="normal" fo:font-weight="normal" officeooo:rsid="00963726" style:font-size-asian="8pt" style:font-style-asian="normal" style:font-weight-asian="normal" style:font-size-complex="8pt" style:font-style-complex="normal" style:font-weight-complex="normal"/>
    </style:style>
    <style:style style:name="T63" style:family="text">
      <style:text-properties style:use-window-font-color="true" loext:opacity="0%" fo:font-size="8pt" fo:font-style="normal" fo:font-weight="normal" officeooo:rsid="00963726" style:font-size-asian="8pt" style:font-style-asian="italic" style:font-weight-asian="normal" style:font-size-complex="8pt" style:font-style-complex="italic" style:font-weight-complex="normal"/>
    </style:style>
    <style:style style:name="T64" style:family="text">
      <style:text-properties style:use-window-font-color="true" loext:opacity="0%" fo:font-size="9pt" fo:font-style="normal" style:font-size-asian="9pt" style:font-size-complex="9pt"/>
    </style:style>
    <style:style style:name="T65" style:family="text">
      <style:text-properties style:use-window-font-color="true" loext:opacity="0%" fo:font-size="9pt" fo:font-style="normal" fo:font-weight="normal" officeooo:rsid="0093cfc8" style:font-size-asian="9pt" style:font-style-asian="normal" style:font-weight-asian="normal" style:font-size-complex="9pt" style:font-style-complex="normal" style:font-weight-complex="normal"/>
    </style:style>
    <style:style style:name="T66" style:family="text">
      <style:text-properties fo:language="zxx" fo:country="none" style:language-asian="zxx" style:country-asian="none"/>
    </style:style>
    <style:style style:name="T67" style:family="text">
      <style:text-properties officeooo:rsid="009286cc"/>
    </style:style>
    <style:style style:name="T68" style:family="text">
      <style:text-properties fo:font-style="normal" style:font-style-asian="normal" style:font-style-complex="normal"/>
    </style:style>
    <style:style style:name="T69" style:family="text">
      <style:text-properties fo:font-style="normal" officeooo:rsid="0093cfc8" style:font-style-asian="normal" style:font-style-complex="normal"/>
    </style:style>
    <style:style style:name="T70" style:family="text">
      <style:text-properties fo:font-style="normal" officeooo:rsid="00963726" style:font-style-asian="normal" style:font-style-complex="normal"/>
    </style:style>
    <style:style style:name="T71" style:family="text">
      <style:text-properties fo:font-style="normal" officeooo:rsid="009286cc" style:font-style-asian="normal" style:font-style-complex="normal"/>
    </style:style>
    <style:style style:name="T72" style:family="text">
      <style:text-properties fo:font-style="normal" officeooo:rsid="009b7a32" style:font-style-asian="normal" style:font-style-complex="normal"/>
    </style:style>
    <style:style style:name="T73" style:family="text">
      <style:text-properties fo:font-style="normal" officeooo:rsid="009fb893" style:font-style-asian="normal" style:font-style-complex="normal"/>
    </style:style>
    <style:style style:name="T74" style:family="text">
      <style:text-properties fo:font-style="normal" fo:font-weight="normal" officeooo:rsid="0093cfc8" style:font-style-asian="normal" style:font-weight-asian="normal" style:font-style-complex="normal" style:font-weight-complex="normal"/>
    </style:style>
    <style:style style:name="T75" style:family="text">
      <style:text-properties fo:font-style="normal" fo:font-weight="normal" officeooo:rsid="00963726" style:font-style-asian="normal" style:font-weight-asian="normal" style:font-style-complex="normal" style:font-weight-complex="normal"/>
    </style:style>
    <style:style style:name="T76" style:family="text">
      <style:text-properties style:text-position="super 58%" fo:font-style="normal" officeooo:rsid="009286cc" style:font-style-asian="normal" style:font-style-complex="normal"/>
    </style:style>
    <style:style style:name="T77" style:family="text">
      <style:text-properties style:text-position="super 58%" fo:font-style="normal" officeooo:rsid="0093cfc8" style:font-style-asian="normal" style:font-style-complex="normal"/>
    </style:style>
    <style:style style:name="T78" style:family="text">
      <style:text-properties style:text-position="super 58%" fo:font-style="normal" officeooo:rsid="00963726" style:font-style-asian="normal" style:font-style-complex="normal"/>
    </style:style>
    <style:style style:name="T79" style:family="text">
      <style:text-properties style:text-position="0% 100%" fo:font-style="normal" officeooo:rsid="009286cc" style:font-style-asian="normal" style:font-style-complex="normal"/>
    </style:style>
    <style:style style:name="T80" style:family="text">
      <style:text-properties style:text-position="0% 100%" fo:font-style="normal" officeooo:rsid="0093cfc8" style:font-style-asian="normal" style:font-style-complex="normal"/>
    </style:style>
    <style:style style:name="T81" style:family="text">
      <style:text-properties style:text-position="0% 100%" fo:font-style="normal" officeooo:rsid="00963726" style:font-style-asian="normal" style:font-style-complex="normal"/>
    </style:style>
    <style:style style:name="T82" style:family="text">
      <style:text-properties style:text-position="0% 100%" fo:font-size="8pt" fo:font-style="normal" officeooo:rsid="00963726" style:font-size-asian="8pt" style:font-style-asian="normal" style:font-size-complex="8pt" style:font-style-complex="normal"/>
    </style:style>
    <style:style style:name="T83" style:family="text">
      <style:text-properties style:text-position="0% 100%" fo:font-size="10pt" fo:font-style="normal" officeooo:rsid="009286cc" style:font-size-asian="10pt" style:font-style-asian="normal" style:font-size-complex="10pt" style:font-style-complex="normal"/>
    </style:style>
    <style:style style:name="T84" style:family="text">
      <style:text-properties fo:font-weight="normal" officeooo:rsid="0093cfc8" style:font-weight-asian="normal" style:font-weight-complex="normal"/>
    </style:style>
    <style:style style:name="T85" style:family="text">
      <style:text-properties officeooo:rsid="0093cfc8"/>
    </style:style>
    <style:style style:name="T86" style:family="text">
      <style:text-properties fo:font-size="8pt" fo:font-style="normal" fo:font-weight="normal" officeooo:rsid="00963726" style:font-size-asian="8pt" style:font-style-asian="normal" style:font-weight-asian="normal" style:font-size-complex="8pt" style:font-style-complex="normal" style:font-weight-complex="normal"/>
    </style:style>
    <style:style style:name="T87" style:family="text">
      <style:text-properties fo:color="#cccccc" loext:opacity="100%" fo:background-color="transparent" loext:char-shading-value="0"/>
    </style:style>
    <style:style style:name="T88" style:family="text">
      <style:text-properties fo:color="#cccccc" loext:opacity="100%" officeooo:rsid="009286cc" fo:background-color="transparent" loext:char-shading-value="0"/>
    </style:style>
    <style:style style:name="T89" style:family="text">
      <style:text-properties officeooo:rsid="009b7a32"/>
    </style:style>
    <style:style style:name="T90" style:family="text">
      <style:text-properties officeooo:rsid="0093cfc8" fo:background-color="transparent" loext:char-shading-value="0"/>
    </style:style>
    <style:style style:name="T91" style:family="text">
      <style:text-properties officeooo:rsid="00ab43f9" fo:background-color="transparent" loext:char-shading-value="0"/>
    </style:style>
    <style:style style:name="T92" style:family="text">
      <style:text-properties officeooo:rsid="009e88a5"/>
    </style:style>
    <style:style style:name="T93" style:family="text">
      <style:text-properties officeooo:rsid="009ea5a1"/>
    </style:style>
    <style:style style:name="T94" style:family="text">
      <style:text-properties officeooo:rsid="00a17537"/>
    </style:style>
    <style:style style:name="T95" style:family="text">
      <style:text-properties officeooo:rsid="00ab43f9"/>
    </style:style>
    <style:style style:name="T96" style:family="text"/>
    <style:style style:name="T9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SimSun"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1" style:font-size-complex="12pt" style:font-style-complex="italic" style:font-weight-complex="normal" style:text-emphasize="none" style:font-relief="none" style:text-overline-style="none" style:text-overline-color="font-color"/>
    </style:style>
    <style:style style:name="T99"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35cm" style:color="#d7e12c"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0.314cm" fo:min-width="0.58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1.08cm" fo:min-width="1.676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53885590" text:style-name="_5f_Numérotation_20_des_20_exercices">
        <text:list-item>
          <text:h text:style-name="P52" text:outline-level="1"><text:span text:style-name="_5f_Caractères">L’égalité </text:span><text:span text:style-name="_5f_Caractères"><text:span text:style-name="T30">5</text:span></text:span><text:span text:style-name="_5f_Caractères"><text:span text:style-name="T37">x</text:span></text:span><text:span text:style-name="_5f_Caractères"><text:span text:style-name="T34"> </text:span></text:span><text:span text:style-name="_5f_Caractères"><text:span text:style-name="T30">= 2</text:span></text:span><text:span text:style-name="_5f_Caractères"><text:span text:style-name="T37">x</text:span></text:span><text:span text:style-name="_5f_Caractères"><text:span text:style-name="T34"> </text:span></text:span><text:span text:style-name="_5f_Caractères"><text:span text:style-name="T64">+</text:span></text:span><text:span text:style-name="_5f_Caractères"><text:span text:style-name="T30"> 15</text:span></text:span><text:span text:style-name="_5f_Caractères"> est-elle vérifiée</text:span><text:span text:style-name="_5f_Caractères"><text:span text:style-name="T89"> </text:span></text:span><text:span text:style-name="_5f_Caractères"><text:span text:style-name="T66">:</text:span></text:span></text:h>
        </text:list-item>
      </text:list>
      <text:list xml:id="list203942019515377" text:style-name="_5f_Numérotation_20_des_20_exercices">
        <text:list-item>
          <text:list>
            <text:list-item text:start-value="1">
              <text:p text:style-name="P41"><text:span text:style-name="_5f_Caractères">pour </text:span><text:span text:style-name="_5f_Caractères"><text:span text:style-name="T37">x</text:span></text:span><text:span text:style-name="_5f_Caractères"><text:span text:style-name="T36"> </text:span></text:span><text:span text:style-name="_5f_Caractères"><text:span text:style-name="T30">= 4 </text:span></text:span><text:span text:style-name="_5f_Caractères">?</text:span></text:p>
            </text:list-item>
          </text:list>
        </text:list-item>
      </text:list>
      <text:section text:style-name="Sect1" text:name="Section17">
        <text:h text:style-name="_5f_Paragraphe" text:outline-level="1"><text:span text:style-name="_5f_Caractères">D’une part</text:span><text:span text:style-name="_5f_Caractères"><text:span text:style-name="T89"> </text:span></text:span><text:span text:style-name="_5f_Caractères">:</text:span></text:h>
        <text:p text:style-name="P26"><text:span text:style-name="_5f_Caractères"><text:tab/><text:tab/></text:span></text:p>
        <text:h text:style-name="_5f_Paragraphe" text:outline-level="1"><text:span text:style-name="_5f_Caractères">D’autre part :</text:span></text:h>
        <text:p text:style-name="P27"><text:span text:style-name="_5f_Caractères"><text:tab/><text:tab/><text:tab/></text:span></text:p>
      </text:section>
      <text:h text:style-name="_5f_Paragraphe" text:outline-level="1"><text:span text:style-name="_5f_Caractères"><text:span text:style-name="T29">Donc</text:span></text:span></text:h>
      <text:p text:style-name="_5f_Paragraphe_5f_Réponse_5f_Pointillés_5f_Grisés_5f_2_5f_Col"><text:span text:style-name="_5f_Caractères"><text:tab/></text:span></text:p>
      <text:list xml:id="list204003118861393" text:continue-numbering="true" text:style-name="_5f_Numérotation_20_des_20_exercices">
        <text:list-item>
          <text:list>
            <text:list-item>
              <text:p text:style-name="P41"><text:span text:style-name="_5f_Caractères">pour </text:span><text:span text:style-name="_5f_Caractères"><text:span text:style-name="T37">x</text:span></text:span><text:span text:style-name="_5f_Caractères"><text:span text:style-name="T34"> </text:span></text:span><text:span text:style-name="_5f_Caractères"><text:span text:style-name="T30">= 5 </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xml:id="list204001944628138" text:continue-list="list2453885590" text:style-name="_5f_Numérotation_20_des_20_exercices">
        <text:list-item>
          <text:h text:style-name="P54" text:outline-level="1"><text:span text:style-name="_5f_Caractères">Détermine si l’égalité </text:span><text:span text:style-name="_5f_Caractères"><text:span text:style-name="T30">3</text:span></text:span><text:span text:style-name="_5f_Caractères"><text:span text:style-name="T37">y</text:span></text:span><text:span text:style-name="_5f_Caractères"><text:span text:style-name="T34"> </text:span></text:span><text:span text:style-name="_5f_Caractères"><text:span text:style-name="T30">= 4</text:span></text:span><text:span text:style-name="_5f_Caractères"><text:span text:style-name="T37">x</text:span></text:span><text:span text:style-name="_5f_Caractères"><text:span text:style-name="T34"> </text:span></text:span><text:span text:style-name="_5f_Caractères"><text:span text:style-name="T60">–</text:span></text:span><text:span text:style-name="_5f_Caractères"><text:span text:style-name="T34"> </text:span></text:span><text:span text:style-name="_5f_Caractères"><text:span text:style-name="T30">3</text:span></text:span><text:span text:style-name="_5f_Caractères"> est vérifiée :</text:span></text:h>
          <text:list>
            <text:list-item>
              <text:p text:style-name="P41"><text:span text:style-name="_5f_Caractères">pour </text:span><text:span text:style-name="_5f_Caractères"><text:span text:style-name="T37">y</text:span></text:span><text:span text:style-name="_5f_Caractères"><text:span text:style-name="T34"> </text:span></text:span><text:span text:style-name="_5f_Caractères"><text:span text:style-name="T30">= 3</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3</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xml:id="list204003573836779" text:continue-numbering="true" text:style-name="_5f_Numérotation_20_des_20_exercices">
        <text:list-item>
          <text:list>
            <text:list-item>
              <text:p text:style-name="P41"><text:span text:style-name="_5f_Caractères">pour </text:span><text:span text:style-name="_5f_Caractères"><text:span text:style-name="T37">y</text:span></text:span><text:span text:style-name="_5f_Caractères"><text:span text:style-name="T34"> </text:span></text:span><text:span text:style-name="_5f_Caractères"><text:span text:style-name="T30">= 4</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3</text:span></text:span><text:span text:style-name="_5f_Caractères">.</text:span></text:p>
            </text:list-item>
          </text:list>
        </text:list-item>
      </text:list>
      <text:p text:style-name="_5f_Paragraphe_5f_Réponse_5f_Pointillés_5f_Grisés_5f_2_5f_Col"><text:span text:style-name="_5f_Caractères"><text:tab/><text:tab/><text:tab/><text:tab/></text:span></text:p>
      <text:list xml:id="list204002836775890" text:continue-numbering="true" text:style-name="_5f_Numérotation_20_des_20_exercices">
        <text:list-item>
          <text:h text:style-name="P56" text:outline-level="1"><text:span text:style-name="_5f_Caractères">On considère le triangle équilatéral et le rectangle suivants. </text:span><text:span text:style-name="_5f_Caractères"><text:span text:style-name="T92">Les mesures sont données dans la même unité.</text:span></text:span></text:h>
        </text:list-item>
      </text:list>
      <text:h text:style-name="P3" text:outline-level="1"><draw:g text:anchor-type="as-char" draw:z-index="90" draw:name="Forme 2" draw:style-name="gr1"><draw:custom-shape draw:style-name="gr2" draw:text-style-name="P58" svg:width="2.181cm" svg:height="1.692cm" svg:x="0.028cm" svg:y="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58" svg:width="2.177cm" svg:height="1.331cm" svg:x="2.686cm" svg:y="0.325cm"><text:p/><draw:enhanced-geometry svg:viewBox="0 0 21600 21600" draw:type="rectangle" draw:enhanced-path="M 0 0 L 21600 0 21600 21600 0 21600 0 0 Z N"/></draw:custom-shape><draw:line draw:style-name="gr4" draw:text-style-name="P59" svg:x1="1.213cm" svg:y1="1.604cm" svg:x2="1.103cm" svg:y2="1.788cm"><text:p/></draw:line><draw:line draw:style-name="gr4" draw:text-style-name="P59" svg:x1="3.81cm" svg:y1="1.567cm" svg:x2="3.7cm" svg:y2="1.751cm"><text:p/></draw:line><draw:line draw:style-name="gr4" draw:text-style-name="P59" svg:x1="3.834cm" svg:y1="0.245cm" svg:x2="3.724cm" svg:y2="0.429cm"><text:p/></draw:line><draw:line draw:style-name="gr4" draw:text-style-name="P59" svg:x1="1.703cm" svg:y1="0.746cm" svg:x2="1.593cm" svg:y2="0.93cm"><text:p/></draw:line><draw:line draw:style-name="gr4" draw:text-style-name="P59" svg:x1="0.515cm" svg:y1="0.758cm" svg:x2="0.614cm" svg:y2="0.97cm"><text:p/></draw:line><draw:frame draw:style-name="gr5" draw:text-style-name="P61" svg:width="0.429cm" svg:height="0.664cm" svg:x="4.851cm" svg:y="0.721cm"><draw:text-box><text:p text:style-name="P60"><text:span text:style-name="T97">5</text:span></text:p></draw:text-box></draw:frame><draw:frame draw:style-name="gr6" draw:text-style-name="P62" svg:width="0.858cm" svg:height="0.754cm" svg:x="0cm" svg:y="0.295cm"><draw:text-box><text:p text:style-name="P60"><text:span text:style-name="T98">x</text:span></text:p></draw:text-box></draw:frame><draw:line draw:style-name="gr4" draw:text-style-name="P59" svg:x1="2.823cm" svg:y1="0.333cm" svg:x2="2.823cm" svg:y2="0.447cm"><text:p/></draw:line><draw:line draw:style-name="gr4" draw:text-style-name="P59" svg:x1="2.823cm" svg:y1="0.446cm" svg:x2="2.686cm" svg:y2="0.446cm"><text:p/></draw:line><draw:line draw:style-name="gr4" draw:text-style-name="P59" svg:x1="4.863cm" svg:y1="0.437cm" svg:x2="4.735cm" svg:y2="0.437cm"><text:p/></draw:line><draw:line draw:style-name="gr4" draw:text-style-name="P59" svg:x1="2.822cm" svg:y1="1.538cm" svg:x2="2.685cm" svg:y2="1.538cm"><text:p/></draw:line><draw:line draw:style-name="gr4" draw:text-style-name="P59" svg:x1="4.862cm" svg:y1="1.553cm" svg:x2="4.746cm" svg:y2="1.553cm"><text:p/></draw:line><draw:line draw:style-name="gr4" draw:text-style-name="P59" svg:x1="2.824cm" svg:y1="1.536cm" svg:x2="2.824cm" svg:y2="1.65cm"><text:p/></draw:line><draw:line draw:style-name="gr4" draw:text-style-name="P59" svg:x1="4.735cm" svg:y1="0.326cm" svg:x2="4.735cm" svg:y2="0.44cm"><text:p/></draw:line><draw:line draw:style-name="gr4" draw:text-style-name="P59" svg:x1="4.746cm" svg:y1="1.552cm" svg:x2="4.746cm" svg:y2="1.652cm"><text:p/></draw:line></draw:g></text:h>
      <text:h text:style-name="P30" text:outline-level="1"><text:span text:style-name="_5f_Caractères"/></text:h>
      <text:list xml:id="list204003635904753" text:continue-list="list204003118861393" text:style-name="_5f_Numérotation_20_des_20_exercices">
        <text:list-item>
          <text:list>
            <text:list-item text:start-value="1">
              <text:p text:style-name="P43"><text:span text:style-name="_5f_Caractères">Exprime en fonction de </text:span><text:span text:style-name="_5f_Caractères"><text:span text:style-name="T37">x</text:span></text:span><text:span text:style-name="_5f_Caractères"> :</text:span></text:p>
              <text:p text:style-name="P44"><text:span text:style-name="_5f_Caractères">le périmètre du triangle : </text:span><text:span text:style-name="_5f_Caractères"><text:span text:style-name="T87">…………………………...</text:span></text:span></text:p>
              <text:p text:style-name="P44"><text:span text:style-name="_5f_Caractères">le périmètre du rectangle : </text:span><text:span text:style-name="_5f_Caractères"><text:span text:style-name="T87">…………………………...</text:span></text:span></text:p>
            </text:list-item>
            <text:list-item>
              <text:p text:style-name="P40"><text:span text:style-name="_5f_Caractères">Quelle expression mathématique traduit la phrase : « le périmètre du triangle est égal au périmètre du rectangle » ?</text:span></text:p>
            </text:list-item>
          </text:list>
        </text:list-item>
      </text:list>
      <text:p text:style-name="_5f_Paragraphe_5f_Réponse_5f_Pointillés_5f_Grisés_5f_2_5f_Col"><text:span text:style-name="_5f_Caractères"><text:tab/></text:span></text:p>
      <text:list xml:id="list204002284809068" text:continue-numbering="true" text:style-name="_5f_Numérotation_20_des_20_exercices">
        <text:list-item>
          <text:list>
            <text:list-item>
              <text:p text:style-name="P42"><text:span text:style-name="_5f_Caractères">Teste l’égalité pour </text:span><text:span text:style-name="_5f_Caractères"><text:span text:style-name="T37">x</text:span></text:span><text:span text:style-name="_5f_Caractères"><text:span text:style-name="T34"> </text:span></text:span><text:span text:style-name="_5f_Caractères"><text:span text:style-name="T30">= 8 </text:span></text:span><text:span text:style-name="_5f_Caractères"> et </text:span><text:span text:style-name="_5f_Caractères"><text:span text:style-name="T37">x</text:span></text:span><text:span text:style-name="_5f_Caractères"><text:span text:style-name="T34"> </text:span></text:span><text:span text:style-name="_5f_Caractères"><text:span text:style-name="T30">= 10</text:span></text:span><text:span text:style-name="_5f_Caractères"><text:span text:style-name="T33"> :</text:span></text:span></text:p>
            </text:list-item>
          </text:list>
        </text:list-item>
      </text:list>
      <text:p text:style-name="P33"><text:span text:style-name="_5f_Caractères"><text:tab/>…………………………………………………………………..</text:span></text:p>
      <text:list xml:id="list204004001530203" text:continue-numbering="true" text:style-name="_5f_Numérotation_20_des_20_exercices">
        <text:list-item>
          <text:list>
            <text:list-item>
              <text:p text:style-name="P41"><text:span text:style-name="_5f_Caractères">Comment choisir </text:span><text:span text:style-name="_5f_Caractères"><text:span text:style-name="T37">x</text:span></text:span><text:span text:style-name="_5f_Caractères"> pour que le périmètre du triangle soit égal au périmètre du rectangle ?</text:span></text:p>
            </text:list-item>
          </text:list>
        </text:list-item>
      </text:list>
      <text:p text:style-name="_5f_Paragraphe_5f_Réponse_5f_Pointillés_5f_Grisés_5f_2_5f_Col"><text:span text:style-name="_5f_Caractères"><text:tab/></text:span></text:p>
      <text:list xml:id="list204002219944005" text:continue-list="list204002836775890" text:style-name="_5f_Numérotation_20_des_20_exercices">
        <text:list-item>
          <text:h text:style-name="P57" text:outline-level="1"><text:span text:style-name="T67">Soit l’égalité </text:span><text:span text:style-name="_5f_Caractères"><text:span text:style-name="T40">x</text:span></text:span><text:span text:style-name="T76">2</text:span><text:span text:style-name="T81"> </text:span><text:span text:style-name="T83">–</text:span><text:span text:style-name="T82"> </text:span><text:span text:style-name="T79">3</text:span><text:span text:style-name="_5f_Caractères"><text:span text:style-name="T50">x</text:span></text:span><text:span text:style-name="_5f_Caractères"><text:span text:style-name="T53"> </text:span></text:span><text:span text:style-name="_5f_Caractères"><text:span text:style-name="T57">+</text:span></text:span><text:span text:style-name="_5f_Caractères"><text:span text:style-name="T54"> </text:span></text:span><text:span text:style-name="T79">2</text:span><text:span text:style-name="T81"> </text:span><text:span text:style-name="T79">=</text:span><text:span text:style-name="T81"> </text:span><text:span text:style-name="T79">3</text:span><text:span text:style-name="_5f_Caractères"><text:span text:style-name="T50">x</text:span></text:span><text:span text:style-name="_5f_Caractères"><text:span text:style-name="T51"> </text:span></text:span><text:span text:style-name="_5f_Caractères"><text:span text:style-name="T59">–</text:span></text:span><text:span text:style-name="T81"> </text:span><text:span text:style-name="T79">6</text:span></text:h>
          <text:list>
            <text:list-item>
              <text:p text:style-name="P46">Teste cette égalité pour <text:span text:style-name="_5f_Caractères"><text:span text:style-name="T39">x</text:span></text:span><text:span text:style-name="_5f_Caractères"><text:span text:style-name="T41"> </text:span></text:span><text:span text:style-name="T68">=</text:span><text:span text:style-name="T70"> </text:span><text:span text:style-name="T68">2</text:span><text:span text:style-name="T72"> </text:span><text:span text:style-name="T68">:</text:span></text:p>
            </text:list-item>
          </text:list>
        </text:list-item>
      </text:list>
      <text:p text:style-name="P33"><text:span text:style-name="_5f_Caractères"><text:tab/>…………………………………………………………………..</text:span></text:p>
      <text:list xml:id="list204002921295164" text:continue-numbering="true" text:style-name="_5f_Numérotation_20_des_20_exercices">
        <text:list-item>
          <text:list>
            <text:list-item>
              <text:p text:style-name="P46">Teste cette égalité pour <text:span text:style-name="_5f_Caractères"><text:span text:style-name="T39">x</text:span></text:span><text:span text:style-name="T68"> = 4</text:span><text:span text:style-name="T72"> </text:span><text:span text:style-name="T68">:</text:span></text:p>
            </text:list-item>
          </text:list>
        </text:list-item>
      </text:list>
      <text:p text:style-name="P33"><text:span text:style-name="_5f_Caractères"><text:tab/>…………………………………………………………………..</text:span><text:tab/></text:p>
      <text:list xml:id="list204003180822446" text:continue-numbering="true" text:style-name="_5f_Numérotation_20_des_20_exercices">
        <text:list-item>
          <text:list>
            <text:list-item>
              <text:p text:style-name="P48">Quelle conjecture pourrais-tu émettre ?</text:p>
            </text:list-item>
          </text:list>
        </text:list-item>
      </text:list>
      <text:p text:style-name="_5f_Paragraphe_5f_Réponse_5f_Pointillés_5f_Grisés_5f_2_5f_Col"><text:tab/></text:p>
      <text:list xml:id="list204002569742631" text:continue-numbering="true" text:style-name="_5f_Numérotation_20_des_20_exercices">
        <text:list-item>
          <text:list>
            <text:list-item>
              <text:p text:style-name="P47">Teste cette égalité pour <text:span text:style-name="_5f_Caractères"><text:span text:style-name="T39">x</text:span></text:span><text:span text:style-name="_5f_Caractères"><text:span text:style-name="T41"> </text:span></text:span><text:span text:style-name="T68">=</text:span><text:span text:style-name="T70"> </text:span><text:span text:style-name="T68">3</text:span><text:span text:style-name="T72"> </text:span><text:span text:style-name="T68">:</text:span></text:p>
            </text:list-item>
          </text:list>
        </text:list-item>
      </text:list>
      <text:p text:style-name="P33"><text:span text:style-name="_5f_Caractères"><text:tab/>…………………………………………………………………..</text:span></text:p>
      <text:list xml:id="list204002813535624" text:continue-numbering="true" text:style-name="_5f_Numérotation_20_des_20_exercices">
        <text:list-item>
          <text:list>
            <text:list-item>
              <text:p text:style-name="P49"><text:span text:style-name="T90">Qu’en conclu</text:span><text:span text:style-name="T91">s-tu</text:span><text:span text:style-name="T90"> ?</text:span><text:span text:style-name="T87">……………………………………..</text:span></text:p>
            </text:list-item>
          </text:list>
        </text:list-item>
        <text:list-item>
          <text:h text:style-name="P55" text:outline-level="1"><text:span text:style-name="T67">Voici quatre égalités. Associe à chacune la(les) valeur(s) de </text:span><text:span text:style-name="_5f_Caractères"><text:span text:style-name="T40">x</text:span></text:span><text:span text:style-name="T71"> pour laquelle(lesquelles) elle est v</text:span><text:span text:style-name="T73">érifié</text:span><text:span text:style-name="T71">e</text:span><text:span text:style-name="T72"> </text:span><text:span text:style-name="T71">:</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31" text:outline-level="1"><text:span text:style-name="_5f_Caractères"><text:span text:style-name="T84">2(</text:span></text:span><text:span text:style-name="_5f_Caractères"><text:span text:style-name="T45">x</text:span></text:span><text:span text:style-name="_5f_Caractères"><text:span text:style-name="T46"> </text:span></text:span><text:span text:style-name="_5f_Caractères"><text:span text:style-name="T65">+</text:span></text:span><text:span text:style-name="_5f_Caractères"><text:span text:style-name="T75"> </text:span></text:span><text:span text:style-name="_5f_Caractères"><text:span text:style-name="T74">4)</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3</text:span></text:span><text:span text:style-name="_5f_Caractères"><text:span text:style-name="T47">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7</text:span></text:span></text:h>
          </table:table-cell>
          <table:table-cell table:style-name="Tableau4.B1" office:value-type="string">
            <text:list xml:id="list1627488484" text:style-name="List_20_1">
              <text:list-item>
                <text:h text:style-name="P38" text:outline-level="1"><text:span text:style-name="_5f_Caractères"/></text:h>
              </text:list-item>
            </text:list>
          </table:table-cell>
          <table:table-cell table:style-name="Tableau4.C1" office:value-type="string">
            <text:list xml:id="list204002581406253" text:continue-numbering="true" text:style-name="List_20_1">
              <text:list-item>
                <text:h text:style-name="P39" text:outline-level="1"><text:span text:style-name="_5f_Caractères"/></text:h>
              </text:list-item>
            </text:list>
          </table:table-cell>
          <table:table-cell table:style-name="Tableau4.D1" office:value-type="string">
            <text:p text:style-name="P29"><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1</text:span></text:span></text:p>
          </table:table-cell>
        </table:table-row>
        <table:table-row table:style-name="Tableau4.1">
          <table:table-cell table:style-name="Tableau4.A2" office:value-type="string">
            <text:h text:style-name="P31" text:outline-level="1"><text:span text:style-name="_5f_Caractères"><text:span text:style-name="T74">(</text:span></text:span><text:span text:style-name="_5f_Caractères"><text:span text:style-name="T49">x</text:span></text:span><text:span text:style-name="_5f_Caractères"><text:span text:style-name="T35"> </text:span></text:span><text:span text:style-name="_5f_Caractères"><text:span text:style-name="T61">–</text:span></text:span><text:span text:style-name="_5f_Caractères"><text:span text:style-name="T86"> </text:span></text:span><text:span text:style-name="_5f_Caractères"><text:span text:style-name="T74">3)(</text:span></text:span><text:span text:style-name="_5f_Caractères"><text:span text:style-name="T47">x</text:span></text:span><text:span text:style-name="_5f_Caractères"><text:span text:style-name="T31"> </text:span></text:span><text:span text:style-name="_5f_Caractères"><text:span text:style-name="T61">–</text:span></text:span><text:span text:style-name="_5f_Caractères"><text:span text:style-name="T86"> </text:span></text:span><text:span text:style-name="_5f_Caractères"><text:span text:style-name="T74">2)</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5</text:span></text:span><text:span text:style-name="_5f_Caractères"><text:span text:style-name="T47">x</text:span></text:span><text:span text:style-name="_5f_Caractères"><text:span text:style-name="T48"> </text:span></text:span><text:span text:style-name="_5f_Caractères"><text:span text:style-name="T61">–</text:span></text:span><text:span text:style-name="_5f_Caractères"><text:span text:style-name="T86"> </text:span></text:span><text:span text:style-name="_5f_Caractères"><text:span text:style-name="T74">18</text:span></text:span></text:h>
          </table:table-cell>
          <table:table-cell table:style-name="Tableau4.B2" office:value-type="string">
            <text:list xml:id="list204002912500499" text:continue-numbering="true" text:style-name="List_20_1">
              <text:list-item>
                <text:h text:style-name="P38" text:outline-level="1"><text:span text:style-name="_5f_Caractères"/></text:h>
              </text:list-item>
            </text:list>
          </table:table-cell>
          <table:table-cell table:style-name="Tableau4.C2" office:value-type="string">
            <text:list xml:id="list204003999559346" text:continue-numbering="true" text:style-name="List_20_1">
              <text:list-item>
                <text:h text:style-name="P39" text:outline-level="1"><text:span text:style-name="_5f_Caractères"/></text:h>
              </text:list-item>
            </text:list>
          </table:table-cell>
          <table:table-cell table:style-name="Tableau4.D2" office:value-type="string">
            <text:p text:style-name="P29"><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4</text:span></text:span></text:p>
          </table:table-cell>
        </table:table-row>
        <table:table-row table:style-name="Tableau4.1">
          <table:table-cell table:style-name="Tableau4.A2" office:value-type="string">
            <text:h text:style-name="P31" text:outline-level="1"><text:span text:style-name="_5f_Caractères"><text:span text:style-name="T74">10</text:span></text:span><text:span text:style-name="_5f_Caractères"><text:span text:style-name="T47">x</text:span></text:span><text:span text:style-name="_5f_Caractères"><text:span text:style-name="T35"> </text:span></text:span><text:span text:style-name="_5f_Caractères"><text:span text:style-name="T65">+</text:span></text:span><text:span text:style-name="_5f_Caractères"><text:span text:style-name="T63"> </text:span></text:span><text:span text:style-name="_5f_Caractères"><text:span text:style-name="T74">9</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12</text:span></text:span><text:span text:style-name="_5f_Caractères"><text:span text:style-name="T47">x</text:span></text:span><text:span text:style-name="_5f_Caractères"><text:span text:style-name="T31"> </text:span></text:span><text:span text:style-name="_5f_Caractères"><text:span text:style-name="T61">–</text:span></text:span><text:span text:style-name="_5f_Caractères"><text:span text:style-name="T86"> </text:span></text:span><text:span text:style-name="_5f_Caractères"><text:span text:style-name="T74">7</text:span></text:span></text:h>
          </table:table-cell>
          <table:table-cell table:style-name="Tableau4.B3" office:value-type="string">
            <text:list xml:id="list204002124478187" text:continue-numbering="true" text:style-name="List_20_1">
              <text:list-item>
                <text:h text:style-name="P38" text:outline-level="1"><text:span text:style-name="_5f_Caractères"/></text:h>
              </text:list-item>
            </text:list>
          </table:table-cell>
          <table:table-cell table:style-name="Tableau4.C3" office:value-type="string">
            <text:list xml:id="list204001913322640" text:continue-numbering="true" text:style-name="List_20_1">
              <text:list-item>
                <text:h text:style-name="P39" text:outline-level="1"><text:span text:style-name="_5f_Caractères"/></text:h>
              </text:list-item>
            </text:list>
          </table:table-cell>
          <table:table-cell table:style-name="Tableau4.D2" office:value-type="string">
            <text:p text:style-name="P29"><text:span text:style-name="_5f_Caractères"><text:span text:style-name="T42">x</text:span></text:span><text:span text:style-name="_5f_Caractères"><text:span text:style-name="T32"> </text:span></text:span><text:span text:style-name="_5f_Caractères"><text:span text:style-name="T69">=</text:span></text:span><text:span text:style-name="_5f_Caractères"><text:span text:style-name="T70"> </text:span></text:span><text:span text:style-name="_5f_Caractères"><text:span text:style-name="T69">6</text:span></text:span></text:p>
          </table:table-cell>
        </table:table-row>
        <table:table-row table:style-name="Tableau4.1">
          <table:table-cell table:style-name="Tableau4.A2" office:value-type="string">
            <text:h text:style-name="P31" text:outline-level="1"><text:span text:style-name="_5f_Caractères"><text:span text:style-name="T84">3(5</text:span></text:span><text:span text:style-name="_5f_Caractères"><text:span text:style-name="T45">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4)</text:span></text:span><text:span text:style-name="_5f_Caractères"><text:span text:style-name="T75"> </text:span></text:span><text:span text:style-name="_5f_Caractères"><text:span text:style-name="T65">+</text:span></text:span><text:span text:style-name="_5f_Caractères"><text:span text:style-name="T86"> </text:span></text:span><text:span text:style-name="_5f_Caractères"><text:span text:style-name="T74">6</text:span></text:span><text:span text:style-name="_5f_Caractères"><text:span text:style-name="T75"> </text:span></text:span><text:span text:style-name="_5f_Caractères"><text:span text:style-name="T74">=</text:span></text:span><text:span text:style-name="_5f_Caractères"><text:span text:style-name="T75"> </text:span></text:span><text:span text:style-name="_5f_Caractères"><text:span text:style-name="T74">2(9</text:span></text:span><text:span text:style-name="_5f_Caractères"><text:span text:style-name="T47">x</text:span></text:span><text:span text:style-name="_5f_Caractères"><text:span text:style-name="T31"> </text:span></text:span><text:span text:style-name="_5f_Caractères"><text:span text:style-name="T65">+</text:span></text:span><text:span text:style-name="_5f_Caractères"><text:span text:style-name="T62"> </text:span></text:span><text:span text:style-name="_5f_Caractères"><text:span text:style-name="T74">3)</text:span></text:span></text:h>
          </table:table-cell>
          <table:table-cell table:style-name="Tableau4.B4" office:value-type="string">
            <text:list xml:id="list204002135023988" text:continue-numbering="true" text:style-name="List_20_1">
              <text:list-item>
                <text:h text:style-name="P38" text:outline-level="1"><text:span text:style-name="_5f_Caractères"/></text:h>
              </text:list-item>
            </text:list>
          </table:table-cell>
          <table:table-cell table:style-name="Tableau4.C4" office:value-type="string">
            <text:list xml:id="list204002402753234" text:continue-numbering="true" text:style-name="List_20_1">
              <text:list-item>
                <text:h text:style-name="P39" text:outline-level="1"><text:span text:style-name="_5f_Caractères"/></text:h>
              </text:list-item>
            </text:list>
          </table:table-cell>
          <table:table-cell table:style-name="Tableau4.D2" office:value-type="string">
            <text:p text:style-name="P29"><text:span text:style-name="_5f_Caractères"><text:span text:style-name="T43">x</text:span></text:span><text:span text:style-name="_5f_Caractères"><text:span text:style-name="T44"> </text:span></text:span><text:span text:style-name="_5f_Caractères"><text:span text:style-name="T69">=</text:span></text:span><text:span text:style-name="_5f_Caractères"><text:span text:style-name="T70"> </text:span></text:span><text:span text:style-name="_5f_Caractères"><text:span text:style-name="T69">8</text:span></text:span></text:p>
          </table:table-cell>
        </table:table-row>
      </table:table>
      <text:list xml:id="list204002415504625" text:continue-list="list204002813535624" text:style-name="_5f_Numérotation_20_des_20_exercices">
        <text:list-item>
          <text:h text:style-name="P53" text:outline-level="1"><text:span text:style-name="_5f_Caractères"><text:span text:style-name="T85">Ne pas se fier aux apparences</text:span></text:span></text:h>
        </text:list-item>
      </text:list>
      <text:h text:style-name="P28" text:outline-level="1"><text:span text:style-name="_5f_Caractères"><text:span text:style-name="T85">Soit l’égalité suivante :</text:span></text:span></text:h>
      <text:h text:style-name="P32" text:outline-level="1"><text:span text:style-name="_5f_Caractères"><text:span text:style-name="T85">(</text:span></text:span><text:span text:style-name="_5f_Caractères"><text:span text:style-name="T38">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82"> </text:span></text:span><text:span text:style-name="_5f_Caractères"><text:span text:style-name="T80">3</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2)(</text:span></text:span><text:span text:style-name="_5f_Caractères"><text:span text:style-name="T52">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55"> </text:span></text:span><text:span text:style-name="_5f_Caractères"><text:span text:style-name="T80">7</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12)(</text:span></text:span><text:span text:style-name="_5f_Caractères"><text:span text:style-name="T52">x</text:span></text:span><text:span text:style-name="_5f_Caractères"><text:span text:style-name="T77">2</text:span></text:span><text:span text:style-name="_5f_Caractères"><text:span text:style-name="T78"> </text:span></text:span><text:span text:style-name="_5f_Caractères"><text:span text:style-name="T61">–</text:span></text:span><text:span text:style-name="_5f_Caractères"><text:span text:style-name="T82"> </text:span></text:span><text:span text:style-name="_5f_Caractères"><text:span text:style-name="T80">11</text:span></text:span><text:span text:style-name="_5f_Caractères"><text:span text:style-name="T52">x</text:span></text:span><text:span text:style-name="_5f_Caractères"><text:span text:style-name="T56"> </text:span></text:span><text:span text:style-name="_5f_Caractères"><text:span text:style-name="T58">+</text:span></text:span><text:span text:style-name="_5f_Caractères"><text:span text:style-name="T54"> </text:span></text:span><text:span text:style-name="_5f_Caractères"><text:span text:style-name="T80">30)(</text:span></text:span><text:span text:style-name="_5f_Caractères"><text:span text:style-name="T52">x</text:span></text:span><text:span text:style-name="_5f_Caractères"><text:span text:style-name="T56"> </text:span></text:span><text:span text:style-name="_5f_Caractères"><text:span text:style-name="T61">–</text:span></text:span><text:span text:style-name="_5f_Caractères"><text:span text:style-name="T82"> </text:span></text:span><text:span text:style-name="_5f_Caractères"><text:span text:style-name="T80">7)</text:span></text:span><text:span text:style-name="_5f_Caractères"><text:span text:style-name="T81"> </text:span></text:span><text:span text:style-name="_5f_Caractères"><text:span text:style-name="T80">=</text:span></text:span><text:span text:style-name="_5f_Caractères"><text:span text:style-name="T81"> </text:span></text:span><text:span text:style-name="_5f_Caractères"><text:span text:style-name="T80">0</text:span></text:span></text:h>
      <text:list xml:id="list204003284281581" text:continue-numbering="true" text:style-name="_5f_Numérotation_20_des_20_exercices">
        <text:list-item>
          <text:list>
            <text:list-item>
              <text:p text:style-name="P50">Teste cette égalité pour <text:span text:style-name="T93">tous </text:span>les <text:span text:style-name="T93">nombres </text:span>entiers <text:span text:style-name="T93">compris entre</text:span> 1 <text:span text:style-name="T93">et</text:span> 7 <text:span text:style-name="T94">inclus</text:span> :</text:p>
            </text:list-item>
          </text:list>
        </text:list-item>
      </text:list>
      <text:p text:style-name="_5f_Paragraphe_5f_Réponse_5f_Pointillés_5f_Grisés_5f_2_5f_Col"><text:tab/><text:tab/><text:tab/><text:tab/><text:tab/><text:tab/><text:tab/><text:tab/></text:p>
      <text:list xml:id="list204002165135820" text:continue-numbering="true" text:style-name="_5f_Numérotation_20_des_20_exercices">
        <text:list-item>
          <text:list>
            <text:list-item>
              <text:p text:style-name="P50">Que semble-t-il se passer ?</text:p>
            </text:list-item>
          </text:list>
        </text:list-item>
      </text:list>
      <text:p text:style-name="_5f_Paragraphe_5f_Réponse_5f_Pointillés_5f_Grisés_5f_2_5f_Col"><text:tab/></text:p>
      <text:list xml:id="list204002159778559" text:continue-numbering="true" text:style-name="_5f_Numérotation_20_des_20_exercices">
        <text:list-item>
          <text:list>
            <text:list-item>
              <text:p text:style-name="P51">Teste l’égalité pour <text:span text:style-name="_5f_Caractères"><text:span text:style-name="T39">x</text:span></text:span><text:span text:style-name="_5f_Caractères"><text:span text:style-name="T41"> </text:span></text:span><text:span text:style-name="T68">=</text:span><text:span text:style-name="T70"> </text:span><text:span text:style-name="T68">0,5 :</text:span></text:p>
            </text:list-item>
          </text:list>
        </text:list-item>
      </text:list>
      <text:p text:style-name="_5f_Paragraphe_5f_Réponse_5f_Pointillés_5f_Grisés_5f_2_5f_Col"><text:tab/><text:tab/><text:tab/></text:p>
      <text:list xml:id="list204002945668046" text:continue-numbering="true" text:style-name="_5f_Numérotation_20_des_20_exercices">
        <text:list-item>
          <text:list>
            <text:list-item>
              <text:p text:style-name="P45"><text:span text:style-name="T85">Qu’en conclu</text:span><text:span text:style-name="T95">s-tu</text:span><text:span text:style-name="T85"> ?</text:span><text:span text:style-name="T88">……………………………………..</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45c78" officeooo:paragraph-rsid="00a45c78"/>
    </style:style>
    <style:style style:name="MP2" style:family="paragraph">
      <style:paragraph-properties fo:text-align="center"/>
    </style:style>
    <style:style style:name="MP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d7e12c"/>
    </style:style>
    <style:style style:name="MP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7" style:family="paragraph" style:parent-style-name="_5f_Footer_20_page_20_paire_20__28_G_29_">
      <style:text-properties officeooo:rsid="00a88c53" officeooo:paragraph-rsid="00a88c53"/>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line text:anchor-type="paragraph" draw:z-index="85" draw:name="Shape3_9" draw:style-name="Mgr1" draw:text-style-name="MP2" svg:x1="16.023cm" svg:y1="0.36cm" svg:x2="20.496cm" svg:y2="0.36cm"><text:p/></draw:line>Tester une égalité</text:p>
      </style:header>
      <style:header-left>
        <text:p text:style-name="MP3"><draw:g text:anchor-type="paragraph" draw:z-index="23" draw:name="Shape4_ 3" draw:style-name="Mgr2"><draw:path draw:style-name="Mgr3" draw:text-style-name="MP4" svg:width="0.855cm" svg:height="1.172cm" svg:x="-0.272cm" svg:y="27.525cm" svg:viewBox="0 0 856 1173" svg:d="M856 1173h-856v-991c0-100 79-182 175-182h505c97 0 176 82 176 182z"><text:p/></draw:path></draw:g><draw:path text:anchor-type="paragraph" draw:z-index="87" draw:name="Shape1_ 1" draw:style-name="Mgr4" draw:text-style-name="MP5" svg:width="4.329cm" svg:height="2.24cm" svg:x="-1.499cm" svg:y="-1cm" svg:viewBox="0 0 4330 2241" svg:d="M0 2241l3984-288c209-15 363-168 345-342l-170-1611h-4159z"><text:p/></draw:path><draw:frame text:anchor-type="paragraph" draw:z-index="88" draw:name="Shape8_ 2" draw:style-name="Mgr5" draw:text-style-name="MP6" svg:width="2.703cm" svg:height="0.715cm" draw:transform="rotate (0.0872664625997165) translate (-0.172861111111111cm 0.218722222222222cm)"><draw:text-box><text:p text:style-name="MP2"><text:span text:style-name="MT1">Série 1</text:span></text:p></draw:text-box></draw:frame><draw:line text:anchor-type="paragraph" draw:z-index="89" draw:name="Shape3_ 3" draw:style-name="Mgr1" draw:text-style-name="MP2" svg:x1="16.023cm" svg:y1="0.36cm" svg:x2="20.496cm" svg:y2="0.36cm"><text:p/></draw:line>Additions et soustractions</text:p>
      </style:header-left>
      <style:footer>
        <text:h text:style-name="_5f_Footer_20_page_20_impaire_20__28_D_29_" text:outline-level="1" text:is-list-header="true"><draw:frame draw:style-name="Mfr1" draw:name="Frame5" text:anchor-type="paragraph" svg:x="13.469cm" svg:y="0.044cm" draw:z-index="86"><draw:text-box fo:min-height="0.499cm" fo:min-width="3.769cm"><text:h text:style-name="MP7" text:outline-level="1"/></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9" draw:name="Shape3_6" draw:style-name="Mgr6" draw:text-style-name="MP2" svg:x1="15.12cm" svg:y1="0.36cm" svg:x2="20.496cm" svg:y2="0.36cm"><text:p/></draw:line><draw:frame text:anchor-type="paragraph" draw:z-index="80" draw:name="Shape8_1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81"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2" draw:name="Shape1_18" draw:style-name="Mgr7" draw:text-style-name="MP10" svg:width="4.329cm" svg:height="2.24cm" svg:x="-1.499cm" svg:y="-1cm" svg:viewBox="0 0 4330 2241" svg:d="M0 2241l3984-288c209-15 363-168 345-342l-170-1611h-4159z"><text:p/></draw:path><draw:frame text:anchor-type="paragraph" draw:z-index="83" draw:name="Shape8_8"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84" draw:name="Shape3_44" draw:style-name="Mgr6" draw:text-style-name="MP2"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3" draw:name="Shape1_8" draw:style-name="Mgr7" draw:text-style-name="MP10" svg:width="4.329cm" svg:height="2.24cm" svg:x="-1.499cm" svg:y="-1cm" svg:viewBox="0 0 4330 2241" svg:d="M0 2241l3984-288c209-15 363-168 345-342l-170-1611h-4159z"><text:p/></draw:path><draw:line text:anchor-type="paragraph" draw:z-index="74" draw:name="Shape3_7" draw:style-name="Mgr6" draw:text-style-name="MP2" svg:x1="15.423cm" svg:y1="0.36cm" svg:x2="20.496cm" svg:y2="0.36cm"><text:p/></draw:line><draw:frame text:anchor-type="paragraph" draw:z-index="75" draw:name="Shape8_1" draw:style-name="Mgr5" draw:text-style-name="MP6" svg:width="2.703cm" svg:height="0.715cm" draw:transform="rotate (0.0872664625997165) translate (-0.172861111111111cm 0.218722222222222cm)"><draw:text-box><text:p text:style-name="MP2"><text:span text:style-name="MT1">Série 5</text:span></text:p></draw:text-box></draw:frame><text:s/>Angles : <text:span text:style-name="MT4">Comprendre la notion d’angle</text:span></text:p>
      </style:header>
      <style:header-left>
        <text:p text:style-name="MP16"><draw:path text:anchor-type="paragraph" draw:z-index="76" draw:name="Shape1_1" draw:style-name="Mgr7" draw:text-style-name="MP10" svg:width="4.329cm" svg:height="2.24cm" svg:x="-1.499cm" svg:y="-1cm" svg:viewBox="0 0 4330 2241" svg:d="M0 2241l3984-288c209-15 363-168 345-342l-170-1611h-4159z"><text:p/></draw:path><draw:frame text:anchor-type="paragraph" draw:z-index="77" draw:name="Shape8_7"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78" draw:name="Shape3_29" draw:style-name="Mgr6" draw:text-style-name="MP2"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7" draw:name="Shape8_0"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68" draw:name="Shape1_10" draw:style-name="Mgr4" draw:text-style-name="MP5" svg:width="4.329cm" svg:height="2.24cm" svg:x="-1.499cm" svg:y="-1cm" svg:viewBox="0 0 4330 2241" svg:d="M0 2241l3984-288c209-15 363-168 345-342l-170-1611h-4159z"><text:p/></draw:path><draw:line text:anchor-type="paragraph" draw:z-index="69" draw:name="Shape3_8" draw:style-name="Mgr1" draw:text-style-name="MP2"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0" draw:name="Shape3_3" draw:style-name="Mgr1" draw:text-style-name="MP2" svg:x1="14.728cm" svg:y1="0.36cm" svg:x2="20.496cm" svg:y2="0.36cm"><text:p/></draw:line><draw:frame text:anchor-type="paragraph" draw:z-index="71" draw:name="Shape8_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72" draw:name="Shape1_13" draw:style-name="Mgr4" draw:text-style-name="MP5"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7" draw:name="Shape4_4" draw:style-name="Mgr9"><draw:path draw:style-name="Mgr3" draw:text-style-name="MP4"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8" draw:name="Shape4_110" draw:style-name="Mgr9"><draw:path draw:style-name="Mgr3" draw:text-style-name="MP4"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1" draw:name="Shape3_1" draw:style-name="Mgr10" draw:text-style-name="MP2" svg:x1="13.831cm" svg:y1="0.355cm" svg:x2="20.497cm" svg:y2="0.36cm"><text:p/></draw:line><draw:frame text:anchor-type="paragraph" draw:z-index="62" draw:name="Shape8_2"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63"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4" draw:name="Shape3_ 2" draw:style-name="Mgr10" draw:text-style-name="MP2" svg:x1="16.704cm" svg:y1="0.36cm" svg:x2="20.496cm" svg:y2="0.36cm"><text:p/></draw:line><draw:path text:anchor-type="paragraph" draw:z-index="65" draw:name="Shape1_4" draw:style-name="Mgr11" draw:text-style-name="MP18" svg:width="4.329cm" svg:height="2.24cm" svg:x="-1.499cm" svg:y="-1cm" svg:viewBox="0 0 4330 2241" svg:d="M0 2241l3984-288c209-15 363-168 345-342l-170-1611h-4159z"><text:p/></draw:path><draw:frame text:anchor-type="paragraph" draw:z-index="66" draw:name="Shape8_10" draw:style-name="Mgr5" draw:text-style-name="MP6" svg:width="2.703cm" svg:height="0.715cm" draw:transform="rotate (0.0872664625997165) translate (-0.172861111111111cm 0.218722222222222cm)"><draw:text-box><text:p text:style-name="MP2"><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4" draw:name="Shape3_ 1" draw:style-name="Mgr10" draw:text-style-name="MP2" svg:x1="16.704cm" svg:y1="0.36cm" svg:x2="20.496cm" svg:y2="0.36cm"><text:p/></draw:line><draw:path text:anchor-type="paragraph" draw:z-index="55" draw:name="Shape1_5" draw:style-name="Mgr11" draw:text-style-name="MP18" svg:width="4.329cm" svg:height="2.24cm" svg:x="-1.499cm" svg:y="-1cm" svg:viewBox="0 0 4330 2241" svg:d="M0 2241l3984-288c209-15 363-168 345-342l-170-1611h-4159z"><text:p/></draw:path><draw:frame text:anchor-type="paragraph" draw:z-index="56" draw:name="Shape8_6" draw:style-name="Mgr5" draw:text-style-name="MP6" svg:width="2.703cm" svg:height="0.715cm" draw:transform="rotate (0.0872664625997165) translate (-0.172861111111111cm 0.218722222222222cm)"><draw:text-box><text:p text:style-name="MP2"><text:span text:style-name="MT1">Série 2</text:span></text:p></draw:text-box></draw:frame><draw:polyline text:anchor-type="paragraph" draw:z-index="57" draw:name="Shape3_5" draw:style-name="Mgr10" draw:text-style-name="MP2" svg:width="2147483.646cm" svg:height="2147483.646cm" draw:transform="skewX (1.08420217346698E-019) rotate (-0.000872664625997355) translate (9652019767.38077cm -11060397130063.8cm)" svg:viewBox="0 0 2147483647 2147483647" draw:points="21505,2147483606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4"><draw:line text:anchor-type="paragraph" draw:z-index="58" draw:name="Shape3_4" draw:style-name="Mgr10" draw:text-style-name="MP2" svg:x1="14.425cm" svg:y1="0.36cm" svg:x2="20.496cm" svg:y2="0.36cm"><text:p/></draw:line><draw:path text:anchor-type="paragraph" draw:z-index="59" draw:name="Shape1_6" draw:style-name="Mgr11" draw:text-style-name="MP18" svg:width="4.329cm" svg:height="2.24cm" svg:x="-1.499cm" svg:y="-1cm" svg:viewBox="0 0 4330 2241" svg:d="M0 2241l3984-288c209-15 363-168 345-342l-170-1611h-4159z"><text:p/></draw:path><draw:frame text:anchor-type="paragraph" draw:z-index="60" draw:name="Shape8_12" draw:style-name="Mgr5" draw:text-style-name="MP6"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0">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0" draw:name="Shape3_16" draw:style-name="Mgr13" draw:text-style-name="MP2" svg:x1="12.52cm" svg:y1="0.36cm" svg:x2="20.496cm" svg:y2="0.36cm"><text:p/></draw:line><draw:path text:anchor-type="paragraph" draw:z-index="41" draw:name="Shape1_19" draw:style-name="Mgr14" draw:text-style-name="MP28" svg:width="4.329cm" svg:height="2.24cm" svg:x="-1.499cm" svg:y="-1cm" svg:viewBox="0 0 4330 2241" svg:d="M0 2241l3984-288c209-15 363-168 345-342l-170-1611h-4159z"><text:p/></draw:path><draw:line text:anchor-type="paragraph" draw:z-index="42" draw:name="Shape3_19" draw:style-name="Mgr13" draw:text-style-name="MP2" svg:x1="12.52cm" svg:y1="0.36cm" svg:x2="20.496cm" svg:y2="0.36cm"><text:p/></draw:line><draw:line text:anchor-type="paragraph" draw:z-index="43" draw:name="Shape3_20" draw:style-name="Mgr13" draw:text-style-name="MP2" svg:x1="12.52cm" svg:y1="0.36cm" svg:x2="20.496cm" svg:y2="0.36cm"><text:p/></draw:line><draw:frame text:anchor-type="paragraph" draw:z-index="44" draw:name="Shape8_17"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45" draw:name="Shape1_15" draw:style-name="Mgr14" draw:text-style-name="MP28" svg:width="4.329cm" svg:height="2.24cm" svg:x="-1.499cm" svg:y="-1cm" svg:viewBox="0 0 4330 2241" svg:d="M0 2241l3984-288c209-15 363-168 345-342l-170-1611h-4159z"><text:p/></draw:path><draw:frame text:anchor-type="paragraph" draw:z-index="46" draw:name="Shape8_15"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2">Vitesse</text:span></text:p>
      </style:header>
      <style:header-left>
        <text:p text:style-name="MP29"><draw:line text:anchor-type="paragraph" draw:z-index="47" draw:name="Shape3_15" draw:style-name="Mgr13" draw:text-style-name="MP2" svg:x1="12.52cm" svg:y1="0.36cm" svg:x2="20.496cm" svg:y2="0.36cm"><text:p/></draw:line><draw:path text:anchor-type="paragraph" draw:z-index="48" draw:name="Shape1_17" draw:style-name="Mgr14" draw:text-style-name="MP28" svg:width="4.329cm" svg:height="2.24cm" svg:x="-1.499cm" svg:y="-1cm" svg:viewBox="0 0 4330 2241" svg:d="M0 2241l3984-288c209-15 363-168 345-342l-170-1611h-4159z"><text:p/></draw:path><draw:line text:anchor-type="paragraph" draw:z-index="49" draw:name="Shape3_17" draw:style-name="Mgr13" draw:text-style-name="MP2" svg:x1="12.52cm" svg:y1="0.36cm" svg:x2="20.496cm" svg:y2="0.36cm"><text:p/></draw:line><draw:line text:anchor-type="paragraph" draw:z-index="50" draw:name="Shape3_18" draw:style-name="Mgr13" draw:text-style-name="MP2" svg:x1="12.52cm" svg:y1="0.36cm" svg:x2="20.496cm" svg:y2="0.36cm"><text:p/></draw:line><draw:frame text:anchor-type="paragraph" draw:z-index="51" draw:name="Shape8_16" draw:style-name="Mgr5" draw:text-style-name="MP6" svg:width="2.703cm" svg:height="0.715cm" draw:transform="rotate (0.0872664625997165) translate (-0.172861111111111cm 0.218722222222222cm)"><draw:text-box><text:p text:style-name="MP2"><text:span text:style-name="MT1">Série 1</text:span></text:p></draw:text-box></draw:frame><draw:path text:anchor-type="paragraph" draw:z-index="52" draw:name="Shape1_16" draw:style-name="Mgr14" draw:text-style-name="MP28" svg:width="4.329cm" svg:height="2.24cm" svg:x="-1.499cm" svg:y="-1cm" svg:viewBox="0 0 4330 2241" svg:d="M0 2241l3984-288c209-15 363-168 345-342l-170-1611h-4159z"><text:p/></draw:path><draw:frame text:anchor-type="paragraph" draw:z-index="53" draw:name="Shape8_14"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2" draw:name="Shape1_12" draw:style-name="Mgr14" draw:text-style-name="MP28" svg:width="4.329cm" svg:height="2.24cm" svg:x="-1.499cm" svg:y="-1cm" svg:viewBox="0 0 4330 2241" svg:d="M0 2241l3984-288c209-15 363-168 345-342l-170-1611h-4159z"><text:p/></draw:path><draw:line text:anchor-type="paragraph" draw:z-index="33" draw:name="Shape3_10" draw:style-name="Mgr13" draw:text-style-name="MP2" svg:x1="12.52cm" svg:y1="0.36cm" svg:x2="20.496cm" svg:y2="0.36cm"><text:p/></draw:line><draw:line text:anchor-type="paragraph" draw:z-index="34" draw:name="Shape3_12" draw:style-name="Mgr13" draw:text-style-name="MP2" svg:x1="12.52cm" svg:y1="0.36cm" svg:x2="20.496cm" svg:y2="0.36cm"><text:p/></draw:line><draw:frame text:anchor-type="paragraph" draw:z-index="35" draw:name="Shape8_ 1" draw:style-name="Mgr5" draw:text-style-name="MP6" svg:width="2.703cm" svg:height="0.715cm" draw:transform="rotate (0.0872664625997165) translate (-0.172861111111111cm 0.218722222222222cm)"><draw:text-box><text:p text:style-name="MP2"><text:span text:style-name="MT1">Série 1</text:span></text:p></draw:text-box></draw:frame><text:span text:style-name="MT22">Conversions d’unités</text:span> : <text:span text:style-name="MT23">Durée</text:span></text:p>
      </style:header>
      <style:header-left>
        <text:p text:style-name="MP32"><draw:line text:anchor-type="paragraph" draw:z-index="36" draw:name="Shape3_14" draw:style-name="Mgr13" draw:text-style-name="MP2" svg:x1="12.52cm" svg:y1="0.36cm" svg:x2="20.496cm" svg:y2="0.36cm"><text:p/></draw:line><draw:path text:anchor-type="paragraph" draw:z-index="37" draw:name="Shape1_14" draw:style-name="Mgr14" draw:text-style-name="MP28" svg:width="4.329cm" svg:height="2.24cm" svg:x="-1.499cm" svg:y="-1cm" svg:viewBox="0 0 4330 2241" svg:d="M0 2241l3984-288c209-15 363-168 345-342l-170-1611h-4159z"><text:p/></draw:path><draw:line text:anchor-type="paragraph" draw:z-index="38" draw:name="Shape3_13" draw:style-name="Mgr13" draw:text-style-name="MP2" svg:x1="12.52cm" svg:y1="0.36cm" svg:x2="20.496cm" svg:y2="0.36cm"><text:p/></draw:line><draw:frame text:anchor-type="paragraph" draw:z-index="39" draw:name="Shape8_11" draw:style-name="Mgr5" draw:text-style-name="MP6" svg:width="2.703cm" svg:height="0.715cm" draw:transform="rotate (0.0872664625997165) translate (-0.172861111111111cm 0.218722222222222cm)"><draw:text-box><text:p text:style-name="MP2"><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28" draw:name="Shape8_19"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9"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0" draw:name="Shape8_18"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1"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5" draw:text-style-name="MP6"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4"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7" draw:name="Shape8_21"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6"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98</meta:editing-cycles>
    <meta:creation-date>2021-11-06T09:23:42.55</meta:creation-date>
    <meta:editing-duration>PT7H38S</meta:editing-duration>
    <meta:generator>LibreOffice/7.4.3.2$Windows_X86_64 LibreOffice_project/1048a8393ae2eeec98dff31b5c133c5f1d08b890</meta:generator>
    <meta:initial-creator>isabelle aix</meta:initial-creator>
    <dc:date>2024-11-17T20:40:01.277000000</dc:date>
    <meta:document-statistic meta:table-count="1" meta:image-count="0" meta:object-count="0" meta:page-count="1" meta:paragraph-count="123" meta:word-count="518" meta:character-count="2791" meta:non-whitespace-character-count="2337"/>
    <meta:user-defined meta:name="AppVersion">16.0000</meta:user-defined>
    <meta:template xlink:type="simple" xlink:actuate="onRequest" xlink:title="Modele_Cahier" xlink:href="../../../../../../../../../../../.config/libreoffice/4/user/template/Modele_Cahier.ott" meta:date="2023-11-11T20:49:47.573760932"/>
  </office:meta>
</office:document-meta>
</file>